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3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 licenses have you used to release open-source hardware files? (check all that apply)</text:p>
          </table:table-cell>
          <table:covered-table-cell table:style-name="ce10" office:value-type="string">
            <text:p>What licenses have you used to release open-source hardware files? (check all that apply)</text:p>
          </table:covered-table-cell>
          <table:covered-table-cell table:style-name="ce10" office:value-type="string">
            <text:p>What licenses have you used to release open-source hardware files? (check all that apply)</text:p>
          </table:covered-table-cell>
          <table:covered-table-cell table:style-name="ce10" office:value-type="string">
            <text:p>What licenses have you used to release open-source hardware files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5" office:value-type="string">
            <text:p>Response Percent</text:p>
          </table:table-cell>
          <table:table-cell table:style-name="ce15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 have released files without an explicit license</text:p>
          </table:table-cell>
          <table:covered-table-cell table:style-name="ce12" office:value-type="string">
            <text:p>I have released files without an explicit license</text:p>
          </table:covered-table-cell>
          <table:table-cell table:style-name="ce16" office:value-type="percentage" office:value="0.497">
            <text:p>49.7%</text:p>
          </table:table-cell>
          <table:table-cell table:style-name="ce18" office:value-type="float" office:value="286">
            <text:p>28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c domain</text:p>
          </table:table-cell>
          <table:covered-table-cell table:style-name="ce12" office:value-type="string">
            <text:p>Public domain</text:p>
          </table:covered-table-cell>
          <table:table-cell table:style-name="ce16" office:value-type="percentage" office:value="0.253">
            <text:p>25.3%</text:p>
          </table:table-cell>
          <table:table-cell table:style-name="ce18" office:value-type="float" office:value="146">
            <text:p>14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SD</text:p>
          </table:table-cell>
          <table:covered-table-cell table:style-name="ce12" office:value-type="string">
            <text:p>BSD</text:p>
          </table:covered-table-cell>
          <table:table-cell table:style-name="ce16" office:value-type="percentage" office:value="0.082">
            <text:p>8.2%</text:p>
          </table:table-cell>
          <table:table-cell table:style-name="ce18" office:value-type="float" office:value="47">
            <text:p>4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IT</text:p>
          </table:table-cell>
          <table:covered-table-cell table:style-name="ce12" office:value-type="string">
            <text:p>MIT</text:p>
          </table:covered-table-cell>
          <table:table-cell table:style-name="ce16" office:value-type="percentage" office:value="0.122">
            <text:p>12.2%</text:p>
          </table:table-cell>
          <table:table-cell table:style-name="ce18" office:value-type="float" office:value="70">
            <text:p>7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reative Commons Attribution</text:p>
          </table:table-cell>
          <table:covered-table-cell table:style-name="ce12" office:value-type="string">
            <text:p>Creative Commons Attribution</text:p>
          </table:covered-table-cell>
          <table:table-cell table:style-name="ce16" office:value-type="percentage" office:value="0.339">
            <text:p>33.9%</text:p>
          </table:table-cell>
          <table:table-cell table:style-name="ce18" office:value-type="float" office:value="195">
            <text:p>195</text:p>
          </table:table-cell>
          <table:table-cell table:number-columns-repeated="2"/>
          <table:table-cell>
            <draw:frame table:end-cell-address="'Question 1'.L27" table:end-x="0.0575in" table:end-y="0.1772in" draw:z-index="0" draw:name="Chart 1" draw:style-name="gr1" svg:width="3.5685in" svg:height="3.535in" svg:x="0.0004in" svg:y="0.0004in">
              <draw:object draw:notify-on-update-of-ranges="'Question 1'.A4:'Question 1'.A16 'Question 1'.C4:'Question 1'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Other “gift license” (i.e. allowing use without a share-alike / copyleft / viral clause)</text:p>
          </table:table-cell>
          <table:covered-table-cell table:style-name="ce12" office:value-type="string">
            <text:p>Other “gift license” (i.e. allowing use without a share-alike / copyleft / viral clause)</text:p>
          </table:covered-table-cell>
          <table:table-cell table:style-name="ce16" office:value-type="percentage" office:value="0.031">
            <text:p>3.1%</text:p>
          </table:table-cell>
          <table:table-cell table:style-name="ce18" office:value-type="float" office:value="18">
            <text:p>1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NU General Public License (GPL)</text:p>
          </table:table-cell>
          <table:covered-table-cell table:style-name="ce12" office:value-type="string">
            <text:p>GNU General Public License (GPL)</text:p>
          </table:covered-table-cell>
          <table:table-cell table:style-name="ce16" office:value-type="percentage" office:value="0.307">
            <text:p>30.7%</text:p>
          </table:table-cell>
          <table:table-cell table:style-name="ce18" office:value-type="float" office:value="177">
            <text:p>17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APR OHL</text:p>
          </table:table-cell>
          <table:covered-table-cell table:style-name="ce12" office:value-type="string">
            <text:p>TAPR OHL</text:p>
          </table:covered-table-cell>
          <table:table-cell table:style-name="ce16" office:value-type="percentage" office:value="0.021">
            <text:p>2.1%</text:p>
          </table:table-cell>
          <table:table-cell table:style-name="ce18" office:value-type="float" office:value="12">
            <text:p>1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ERN OHL</text:p>
          </table:table-cell>
          <table:covered-table-cell table:style-name="ce12" office:value-type="string">
            <text:p>CERN OHL</text:p>
          </table:covered-table-cell>
          <table:table-cell table:style-name="ce16" office:value-type="percentage" office:value="0.021">
            <text:p>2.1%</text:p>
          </table:table-cell>
          <table:table-cell table:style-name="ce18" office:value-type="float" office:value="12">
            <text:p>1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reative Commons Attribution Share-Alike</text:p>
          </table:table-cell>
          <table:covered-table-cell table:style-name="ce12" office:value-type="string">
            <text:p>Creative Commons Attribution Share-Alike</text:p>
          </table:covered-table-cell>
          <table:table-cell table:style-name="ce16" office:value-type="percentage" office:value="0.344">
            <text:p>34.4%</text:p>
          </table:table-cell>
          <table:table-cell table:style-name="ce18" office:value-type="float" office:value="198">
            <text:p>19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 license with a share-alike / copy-left / viral clause</text:p>
          </table:table-cell>
          <table:covered-table-cell table:style-name="ce12" office:value-type="string">
            <text:p>Other license with a share-alike / copy-left / viral clause</text:p>
          </table:covered-table-cell>
          <table:table-cell table:style-name="ce16" office:value-type="percentage" office:value="0.031">
            <text:p>3.1%</text:p>
          </table:table-cell>
          <table:table-cell table:style-name="ce18" office:value-type="float" office:value="18">
            <text:p>1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 Creative Commons license (i.e. w/ a non-commercial or no derivatives clause)</text:p>
          </table:table-cell>
          <table:covered-table-cell table:style-name="ce12" office:value-type="string">
            <text:p>Other Creative Commons license (i.e. w/ a non-commercial or no derivatives clause)</text:p>
          </table:covered-table-cell>
          <table:table-cell table:style-name="ce16" office:value-type="percentage" office:value="0.125">
            <text:p>12.5%</text:p>
          </table:table-cell>
          <table:table-cell table:style-name="ce18" office:value-type="float" office:value="72">
            <text:p>7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 license w/ a non-commercial use or no derivatives clause</text:p>
          </table:table-cell>
          <table:covered-table-cell table:style-name="ce12" office:value-type="string">
            <text:p>Other license w/ a non-commercial use or no derivatives clause</text:p>
          </table:covered-table-cell>
          <table:table-cell table:style-name="ce16" office:value-type="percentage" office:value="0.04">
            <text:p>4.0%</text:p>
          </table:table-cell>
          <table:table-cell table:style-name="ce18" office:value-type="float" office:value="23">
            <text:p>2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7" office:value-type="float" office:value="51">
            <text:p>51</text:p>
          </table:covered-table-cell>
          <table:table-cell table:style-name="ce19" office:value-type="float" office:value="51">
            <text:p>51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576">
            <text:p>576</text:p>
          </table:covered-table-cell>
          <table:table-cell table:style-name="ce20" office:value-type="float" office:value="576">
            <text:p>576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68">
            <text:p>268</text:p>
          </table:covered-table-cell>
          <table:table-cell table:style-name="ce21" office:value-type="float" office:value="268">
            <text:p>268</text:p>
          </table:table-cell>
          <table:table-cell table:number-columns-repeated="1020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Beer/Chocolate license</text:p>
          </table:table-cell>
          <table:table-cell table:number-columns-repeated="1022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none yet</text:p>
          </table:table-cell>
          <table:table-cell table:number-columns-repeated="102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Haven't released any files yet.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None as yet</text:p>
          </table:table-cell>
          <table:table-cell table:number-columns-repeated="102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None as yet. I would like more information on what license I should use.</text:p>
          </table:table-cell>
          <table:table-cell table:number-columns-repeated="102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RMPL (modified MIT that prevents military use -I know, violates clause 6 of open source definition, but it's a matter of consciousness-)</text:p>
          </table:table-cell>
          <table:table-cell table:number-columns-repeated="1022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Apache</text:p>
          </table:table-cell>
          <table:table-cell table:number-columns-repeated="102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I haven't released anything yet</text:p>
          </table:table-cell>
          <table:table-cell table:number-columns-repeated="102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Beta / prototype are pe-release ( not all sources published yet) pendin deciding which OSL to use...</text:p>
          </table:table-cell>
          <table:table-cell table:number-columns-repeated="102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The OSHW definition from http://freedomdefined.org/OSHW</text:p>
          </table:table-cell>
          <table:table-cell table:number-columns-repeated="102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This isn't an other. This is an observation that some of the options above are invalid answers as they do not qualify as open source.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If it is Open source, why does it need a License?</text:p>
          </table:table-cell>
          <table:table-cell table:number-columns-repeated="1022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I plan to release some <text:s/>projects under different versions of the Creative Commons; including just Attribution, Attribution Share-Alike, and Attribution Non-Commerical</text:p>
          </table:table-cell>
          <table:table-cell table:number-columns-repeated="1022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Open Source Hardware Definition v1.0</text:p>
          </table:table-cell>
          <table:table-cell table:number-columns-repeated="102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Yo trabajo, diseño, hago, construyo, ayudo y entrego sin fijarme en esas cosas de licencias.</text:p>
          </table:table-cell>
          <table:table-cell table:number-columns-repeated="1022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I will use Creative Commmons and some Open Hardware licences in future. And the I will use the Logo too.</text:p>
          </table:table-cell>
          <table:table-cell table:number-columns-repeated="1022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WTFPL</text:p>
          </table:table-cell>
          <table:table-cell table:number-columns-repeated="1022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Beerware</text:p>
          </table:table-cell>
          <table:table-cell table:number-columns-repeated="1022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We also looked at TAPR and CERN but figured CC fit our current needs best.</text:p>
          </table:table-cell>
          <table:table-cell table:number-columns-repeated="1022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I question the need for any licensing; People and companies are always going to forget to credit you and do knock-off copies of anything good, so what's the point ? The only thing you can do is keep the community built around your original ( and be a step a head of them releasing The Next Big Thing :)</text:p>
          </table:table-cell>
          <table:table-cell table:number-columns-repeated="1022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files are available free, but still very beta</text:p>
          </table:table-cell>
          <table:table-cell table:number-columns-repeated="1022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[this response contained information that may identify the respondent and was removed to protect their anonymity]</text:p>
          </table:table-cell>
          <table:table-cell table:number-columns-repeated="1022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Nothing released yet, but I will use repraps licens if I do</text:p>
          </table:table-cell>
          <table:table-cell table:number-columns-repeated="1022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AGPL</text:p>
          </table:table-cell>
          <table:table-cell table:number-columns-repeated="1022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still negotiating with customer, likely something like MIT-license</text:p>
          </table:table-cell>
          <table:table-cell table:number-columns-repeated="1022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I have not released any files yet.</text:p>
          </table:table-cell>
          <table:table-cell table:number-columns-repeated="1022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Beerware</text:p>
          </table:table-cell>
          <table:table-cell table:number-columns-repeated="1022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Have been stuck using different licenses while in talks with lawyers to draft our own, which seems like a large waste of time...</text:p>
          </table:table-cell>
          <table:table-cell table:number-columns-repeated="1022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None, yet. But I plan to begin with Creative Commons share-alike.</text:p>
          </table:table-cell>
          <table:table-cell table:number-columns-repeated="1022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License proliferation is A Bad Thing. I use Apache 2.0 or GPL for my software projects. I haven't looked at any of the hardware licenses.</text:p>
          </table:table-cell>
          <table:table-cell table:number-columns-repeated="1022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licensing is a real mess!!! - esp the "new" initiatives to create yet more...</text:p>
          </table:table-cell>
          <table:table-cell table:number-columns-repeated="1022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PL</text:p>
          </table:table-cell>
          <table:table-cell table:number-columns-repeated="1022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Not released them yet, though I'll probably use CC. In any case, we still don't have stable licenses for hardware.</text:p>
          </table:table-cell>
          <table:table-cell table:number-columns-repeated="1022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Project not ready for release</text:p>
          </table:table-cell>
          <table:table-cell table:number-columns-repeated="1022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none yet</text:p>
          </table:table-cell>
          <table:table-cell table:number-columns-repeated="1022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Beerware :)</text:p>
          </table:table-cell>
          <table:table-cell table:number-columns-repeated="1022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oshw 1.0</text:p>
          </table:table-cell>
          <table:table-cell table:number-columns-repeated="1022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LGPL</text:p>
          </table:table-cell>
          <table:table-cell table:number-columns-repeated="1022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as long as people don't start making a commercial thing from it or making profit in some other way I'm o.k. with everything</text:p>
          </table:table-cell>
          <table:table-cell table:number-columns-repeated="1022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BOOST, EUPL</text:p>
          </table:table-cell>
          <table:table-cell table:number-columns-repeated="1022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Haven't chosen a license yet</text:p>
          </table:table-cell>
          <table:table-cell table:number-columns-repeated="1022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Not for commersial and forbidden to use in military or dual use products</text:p>
          </table:table-cell>
          <table:table-cell table:number-columns-repeated="1022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I always use a non-commercial clause; I have licensed fundamentally transformed derivatives.</text:p>
          </table:table-cell>
          <table:table-cell table:number-columns-repeated="1022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I usually just post my code.</text:p>
          </table:table-cell>
          <table:table-cell table:number-columns-repeated="1022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Haven't released it yet, but it will probably be a creative commons license!</text:p>
          </table:table-cell>
          <table:table-cell table:number-columns-repeated="1022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have not yet released files. no idea what to do about this. peopleare making it less easy,not more.</text:p>
          </table:table-cell>
          <table:table-cell table:number-columns-repeated="1022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Could really use help with OSH licensing</text:p>
          </table:table-cell>
          <table:table-cell table:number-columns-repeated="1022"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projects developed for personal use - have not released</text:p>
          </table:table-cell>
          <table:table-cell table:number-columns-repeated="1022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GFDL</text:p>
          </table:table-cell>
          <table:table-cell table:number-columns-repeated="1022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Apache 2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 $</number:text>
      <number:number number:decimal-places="0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 $</number:text>
      <number:number number:decimal-places="2" number:min-integer-digits="1" number:grouping="true"/>
      <number:text> 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 </number:text>
      <number:number number:decimal-places="0" number:min-integer-digits="1" number:grouping="true"/>
      <number:text> )</number:text>
    </number:number-style>
    <number:number-style style:name="N126P2" style:volatile="true">
      <number:text> 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 </number:text>
      <number:number number:decimal-places="0" number:min-integer-digits="1" number:grouping="true"/>
      <number:text> )</number:text>
    </number:number-style>
    <number:number-style style:name="N130P2" style:volatile="true">
      <number:text> $-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 </number:text>
      <number:number number:decimal-places="2" number:min-integer-digits="1" number:grouping="true"/>
      <number:text> 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 </number:text>
      <number:number number:decimal-places="2" number:min-integer-digits="1" number:grouping="true"/>
      <number:text> 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percentage-style style:name="N143">
      <number:number number:decimal-places="1" number:min-integer-digits="1"/>
      <number:text>%</number:text>
    </number:percentage-style>
    <number:date-style style:name="N144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2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3-13T12:38:54</dc:date>
    <dc:creator>Catarina Mota</dc:creator>
    <meta:generator>NeoOffice/3.3$Unix OpenOffice.org_project/Patch 0</meta:generator>
    <meta:editing-duration>PT00H04M28S</meta:editing-duration>
    <meta:editing-cycles>4</meta:editing-cycles>
    <meta:document-statistic meta:table-count="1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43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43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65cm" svg:height="8.975cm" chart:class="chart:bar" chart:style-name="ch1">
        <chart:title svg:x="-2.512cm" svg:y="0.18cm" chart:style-name="ch2">
          <text:p>What licenses have you used to release open-source hardware files? (check all that apply)</text:p>
        </chart:title>
        <chart:plot-area chart:style-name="ch3" table:cell-range-address="'Question 1'.A4:'Question 1'.A16 'Question 1'.C4:'Question 1'.C16" chart:data-source-has-labels="column" svg:x="0.181cm" svg:y="0.756cm" svg:width="8.703cm" svg:height="8.04cm">
          <chart:axis chart:dimension="x" chart:name="primary-x" chart:style-name="ch4">
            <chart:categories table:cell-range-address="'Question 1'.A4:'Question 1'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6">I have released files without an explicit license</text:p>
              </table:table-cell>
              <table:table-cell office:value-type="float" office:value="0.497">
                <text:p text:id="'Question 1'.C4:'Question 1'.C16">0.497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Creative Commons Attribution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Other “gift license” (i.e. allowing use without a share-alike / copyleft / viral clause)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GNU General Public License (GPL)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TAPR OHL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CERN OHL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Creative Commons Attribution Share-Alike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Other license with a share-alike / copy-left / viral clause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Other Creative Commons license (i.e. w/ a non-commercial or no derivatives clause)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Other license w/ a non-commercial use or no derivatives clause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